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2" svg:font-family="'Liberation Mono'"/>
    <style:font-face style:name="Liberation Sans1" svg:font-family="'Liberation Sans'"/>
    <style:font-face style:name="Ubuntu" svg:font-family="Ubuntu"/>
    <style:font-face style:name="Liberation Mono1" svg:font-family="'Liberation Mono'" style:font-family-generic="modern" style:font-pitch="fixed"/>
    <style:font-face style:name="Liberation Mono" svg:font-family="'Liberation Mono', 'DejaVu Sans Mono'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98mm"/>
    </style:style>
    <style:style style:name="co2" style:family="table-column">
      <style:table-column-properties fo:break-before="auto" style:column-width="28.06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25.28mm"/>
    </style:style>
    <style:style style:name="co6" style:family="table-column">
      <style:table-column-properties fo:break-before="auto" style:column-width="39.58mm"/>
    </style:style>
    <style:style style:name="co7" style:family="table-column">
      <style:table-column-properties fo:break-before="auto" style:column-width="23.9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9.9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86mm" fo:break-before="auto" style:use-optimal-row-height="true"/>
    </style:style>
    <style:style style:name="ro3" style:family="table-row">
      <style:table-row-properties style:row-height="9.82mm" fo:break-before="auto" style:use-optimal-row-height="true"/>
    </style:style>
    <style:style style:name="ro4" style:family="table-row">
      <style:table-row-properties style:row-height="5.4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4" style:family="table-cell" style:parent-style-name="Default" style:data-style-name="N10000">
      <style:text-properties style:font-name="Liberation Mono1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000">
      <style:text-properties style:font-name="Liberation Mono1"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6" style:family="table-cell" style:parent-style-name="Default" style:data-style-name="N10000">
      <style:text-properties style:font-name="Liberation Mono1" fo:font-size="12pt" style:font-size-asian="12pt" style:font-size-complex="12pt"/>
    </style:style>
    <style:style style:name="ce7" style:family="table-cell" style:parent-style-name="Default" style:data-style-name="N10000">
      <style:text-properties style:font-name="Liberation Mono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0000">
      <style:table-cell-properties fo:wrap-option="wrap"/>
      <style:text-properties style:font-name="Liberation Mono1" fo:font-size="12pt" style:font-size-asian="12pt" style:font-size-complex="12pt"/>
    </style:style>
    <style:style style:name="ce9" style:family="table-cell" style:parent-style-name="Default">
      <style:text-properties style:font-name="Liberation Mono1" fo:font-size="12pt" style:font-size-asian="12pt" style:font-size-complex="12pt"/>
    </style:style>
    <style:style style:name="ce10" style:family="table-cell" style:parent-style-name="Default" style:data-style-name="N10000">
      <style:text-properties style:font-name="Liberation Mono1" fo:font-size="12pt" fo:font-style="normal" style:font-size-asian="12pt" style:font-style-asian="normal" style:font-size-complex="12pt" style:font-style-complex="normal"/>
    </style:style>
    <style:style style:name="ce11" style:family="table-cell" style:parent-style-name="Default" style:data-style-name="N10000">
      <style:table-cell-properties style:text-align-source="fix" style:repeat-content="false"/>
      <style:paragraph-properties fo:text-align="center" fo:margin-left="0mm"/>
      <style:text-properties style:font-name="Liberation Mono1" fo:font-size="12pt" style:font-size-asian="12pt" style:font-size-complex="12pt"/>
    </style:style>
    <style:style style:name="ce12" style:family="table-cell" style:parent-style-name="Default" style:data-style-name="N10000">
      <style:text-properties style:font-name="Liberation Mono2" fo:font-size="12pt" style:font-size-asian="12pt" style:font-size-complex="12pt"/>
    </style:style>
    <style:style style:name="ce13" style:family="table-cell" style:parent-style-name="Default" style:data-style-name="N10000">
      <style:text-properties fo:color="#000000" style:font-name="Liberation Mono1" fo:font-size="12pt" style:font-size-asian="12pt" style:font-size-complex="12pt"/>
    </style:style>
    <style:style style:name="ce14" style:family="table-cell" style:parent-style-name="Default" style:data-style-name="N10000">
      <style:table-cell-properties fo:border="0.99pt groove #000000"/>
      <style:text-properties style:font-name="Liberation Mono1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 style:data-style-name="N10000">
      <style:table-cell-properties fo:border-bottom="0.99pt groove #000000" fo:border-left="0.99pt groove #000000" fo:border-right="none" fo:border-top="0.99pt groove #000000"/>
      <style:text-properties style:font-name="Liberation Mono1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 style:data-style-name="N10000">
      <style:table-cell-properties fo:border-bottom="0.99pt groove #000000" fo:border-left="none" fo:border-right="0.99pt groove #000000" fo:border-top="0.99pt groove #000000"/>
      <style:text-properties style:font-name="Liberation Mono1" fo:font-size="12pt" style:font-size-asian="12pt" style:font-size-complex="12pt"/>
    </style:style>
    <style:style style:name="ce17" style:family="table-cell" style:parent-style-name="Default" style:data-style-name="N10000">
      <style:table-cell-properties fo:border="0.99pt ridge #000000"/>
      <style:text-properties style:font-name="Liberation Mono1" fo:font-size="12pt" style:font-size-asian="12pt" style:font-size-complex="12pt"/>
    </style:style>
    <style:style style:name="ce18" style:family="table-cell" style:parent-style-name="Default" style:data-style-name="N10000">
      <style:table-cell-properties fo:border-bottom="0.99pt groove #000000" fo:border-left="0.99pt groove #000000" fo:border-right="none" fo:border-top="0.99pt groove #000000"/>
      <style:text-properties style:font-name="Liberation Mono1" fo:font-size="12pt" style:font-size-asian="12pt" style:font-size-complex="12pt"/>
    </style:style>
    <style:style style:name="ce19" style:family="table-cell" style:parent-style-name="Default" style:data-style-name="N10000">
      <style:table-cell-properties fo:border-bottom="0.06pt solid #000000" fo:border-left="none" fo:border-right="none" fo:border-top="0.06pt solid #000000"/>
      <style:text-properties style:font-name="Liberation Mono1" fo:font-size="12pt" style:font-size-asian="12pt" style:font-size-complex="12pt"/>
    </style:style>
    <style:style style:name="ce20" style:family="table-cell" style:parent-style-name="Default" style:data-style-name="N10000">
      <style:table-cell-properties fo:border-bottom="0.99pt groove #000000" fo:border-left="none" fo:border-right="none" fo:border-top="0.99pt groove #000000"/>
      <style:text-properties style:font-name="Liberation Mono1" fo:font-size="12pt" style:font-size-asian="12pt" style:font-size-complex="12pt"/>
    </style:style>
    <style:style style:name="ce21" style:family="table-cell" style:parent-style-name="Default" style:data-style-name="N10000">
      <style:table-cell-properties fo:border-bottom="0.06pt solid #000000" fo:border-left="none" fo:border-right="0.06pt solid #000000" fo:border-top="0.06pt solid #000000"/>
      <style:text-properties style:font-name="Liberation Mono1" fo:font-size="12pt" style:font-size-asian="12pt" style:font-size-complex="12pt"/>
    </style:style>
    <style:style style:name="T1" style:family="text">
      <style:text-properties style:text-position="-33% 58%"/>
    </style:style>
    <style:style style:name="T2" style:family="text">
      <style:text-properties style:font-name="Liberation Sans"/>
    </style:style>
    <style:style style:name="T3" style:family="text">
      <style:text-properties style:font-name="Liberation Sans" style:text-position="33% 58%"/>
    </style:style>
    <style:style style:name="T4" style:family="text">
      <style:text-properties fo:font-weight="bold"/>
    </style:style>
    <style:style style:name="T5" style:family="text">
      <style:text-properties style:text-overline-style="none" style:text-overline-color="font-color" style:font-relief="none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fo:font-size="12pt"/>
    </style:style>
    <style:style style:name="T6" style:family="text">
      <style:text-properties style:text-overline-style="none" style:text-overline-color="font-color" style:font-relief="none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fo:font-size="12pt" style:text-position="0% 100%"/>
    </style:style>
    <style:style style:name="T7" style:family="text">
      <style:text-properties style:text-overline-style="none" style:text-overline-color="font-color" style:font-relief="none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fo:font-size="12pt" style:text-position="33% 58%"/>
    </style:style>
    <style:style style:name="T8" style:family="text">
      <style:text-properties style:text-overline-style="none" style:text-overline-color="font-color" style:font-relief="none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fo:font-size="12pt" style:text-position="-33% 58%"/>
    </style:style>
    <style:style style:name="T9" style:family="text">
      <style:text-properties style:text-overline-style="solid" style:text-overline-width="auto" style:text-overline-color="font-color"/>
    </style:style>
    <style:style style:name="T10" style:family="text">
      <style:text-properties style:text-position="0% 100%"/>
    </style:style>
    <style:style style:name="T11" style:family="text">
      <style:text-properties style:font-name="Liberation Mon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Mono"/>
    </style:style>
    <style:style style:name="T13" style:family="text">
      <style:text-properties style:font-weight-asian="normal" style:font-weight-complex="normal"/>
    </style:style>
    <style:style style:name="T14" style:family="text">
      <style:text-properties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Main Shite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7" table:default-cell-style-name="ce6"/>
        <table:table-row table:style-name="ro1">
          <table:table-cell table:style-name="ce4" office:value-type="string" calcext:value-type="string">
            <text:p>Hii-ruut testi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Jaotuse sobivuse kontroll</text:p>
          </table:table-cell>
          <table:table-cell table:number-columns-repeated="3"/>
          <table:table-cell office:value-type="string" calcext:value-type="string">
            <text:p>c = <text:span text:style-name="T9">x</text:span>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Ül 107 lk 58</text:p>
          </table:table-cell>
          <table:table-cell table:number-columns-repeated="2"/>
          <table:table-cell table:style-name="ce14" office:value-type="string" calcext:value-type="string">
            <text:p>(x<text:span text:style-name="T1">i</text:span>+x<text:span text:style-name="T1">i+1</text:span>)/2*n<text:span text:style-name="T1">i</text:span></text:p>
          </table:table-cell>
          <table:table-cell table:style-name="ce15" office:value-type="string" calcext:value-type="string">
            <text:p>np<text:span text:style-name="T1">i</text:span><text:span text:style-name="T10">=n*(exp(-x</text:span><text:span text:style-name="T1">i</text:span><text:span text:style-name="T10">/c)-exp(-x</text:span><text:span text:style-name="T1">i+1</text:span><text:span text:style-name="T10">/c))</text:span></text:p>
          </table:table-cell>
          <table:table-cell table:style-name="ce16"/>
          <table:table-cell table:number-columns-repeated="1018"/>
        </table:table-row>
        <table:table-row table:style-name="ro2">
          <table:table-cell table:style-name="ce4" office:value-type="string" calcext:value-type="string">
            <text:p>x<text:span text:style-name="T1">i</text:span></text:p>
          </table:table-cell>
          <table:table-cell table:style-name="ce4" office:value-type="string" calcext:value-type="string">
            <text:p>x<text:span text:style-name="T1">i+1</text:span></text:p>
          </table:table-cell>
          <table:table-cell table:style-name="ce4" office:value-type="string" calcext:value-type="string">
            <text:p>n<text:span text:style-name="T1">i</text:span></text:p>
          </table:table-cell>
          <table:table-cell table:style-name="ce4" office:value-type="string" calcext:value-type="string">
            <text:p>c<text:span text:style-name="T1">i*ni</text:span></text:p>
          </table:table-cell>
          <table:table-cell table:style-name="ce4" office:value-type="string" calcext:value-type="string">
            <text:p>np<text:span text:style-name="T1">i</text:span></text:p>
          </table:table-cell>
          <table:table-cell table:style-name="ce4" office:value-type="string" calcext:value-type="string">
            <text:p>H = (n<text:span text:style-name="T1">i</text:span>-np<text:span text:style-name="T1">i</text:span>)^2/np<text:span text:style-name="T1">i</text:span>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53" calcext:value-type="float">
            <text:p>53</text:p>
          </table:table-cell>
          <table:table-cell table:formula="of:=1/2*([.A6]+[.B6])*[.C6]" office:value-type="float" office:value="7950" calcext:value-type="float">
            <text:p>7950</text:p>
          </table:table-cell>
          <table:table-cell table:formula="of:=[.C$18]*(EXP(-[.A6]/[.D$18])-EXP(-[.B6]/[.D$18]))" office:value-type="float" office:value="58.24739960552" calcext:value-type="float">
            <text:p>58.24739960552</text:p>
          </table:table-cell>
          <table:table-cell table:formula="of:=([.C6]-[.E6])^2/[.E6]" office:value-type="float" office:value="0.472728444642907" calcext:value-type="float">
            <text:p>0.472728444642907</text:p>
          </table:table-cell>
          <table:table-cell table:number-columns-repeated="101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41" calcext:value-type="float">
            <text:p>41</text:p>
          </table:table-cell>
          <table:table-cell table:formula="of:=1/2*([.A7]+[.B7])*[.C7]" office:value-type="float" office:value="18450" calcext:value-type="float">
            <text:p>18450</text:p>
          </table:table-cell>
          <table:table-cell table:formula="of:=[.C$18]*(EXP(-[.A7]/[.D$18])-EXP(-[.B7]/[.D$18]))" office:value-type="float" office:value="41.2836018014943" calcext:value-type="float">
            <text:p>41.2836018014943</text:p>
          </table:table-cell>
          <table:table-cell table:formula="of:=([.C7]-[.E7])^2/[.E7]" office:value-type="float" office:value="0.00194823073329607" calcext:value-type="float">
            <text:p>0.001948230733296</text:p>
          </table:table-cell>
          <table:table-cell table:number-columns-repeated="101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30" calcext:value-type="float">
            <text:p>30</text:p>
          </table:table-cell>
          <table:table-cell table:formula="of:=1/2*([.A8]+[.B8])*[.C8]" office:value-type="float" office:value="22500" calcext:value-type="float">
            <text:p>22500</text:p>
          </table:table-cell>
          <table:table-cell table:formula="of:=[.C$18]*(EXP(-[.A8]/[.D$18])-EXP(-[.B8]/[.D$18]))" office:value-type="float" office:value="29.2602895450603" calcext:value-type="float">
            <text:p>29.2602895450603</text:p>
          </table:table-cell>
          <table:table-cell table:formula="of:=([.C8]-[.E8])^2/[.E8]" office:value-type="float" office:value="0.0187001415794073" calcext:value-type="float">
            <text:p>0.018700141579407</text:p>
          </table:table-cell>
          <table:table-cell table:number-columns-repeated="101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office:value-type="float" office:value="22" calcext:value-type="float">
            <text:p>22</text:p>
          </table:table-cell>
          <table:table-cell table:formula="of:=1/2*([.A9]+[.B9])*[.C9]" office:value-type="float" office:value="23100" calcext:value-type="float">
            <text:p>23100</text:p>
          </table:table-cell>
          <table:table-cell table:formula="of:=[.C$18]*(EXP(-[.A9]/[.D$18])-EXP(-[.B9]/[.D$18]))" office:value-type="float" office:value="20.7386106565386" calcext:value-type="float">
            <text:p>20.7386106565386</text:p>
          </table:table-cell>
          <table:table-cell table:formula="of:=([.C9]-[.E9])^2/[.E9]" office:value-type="float" office:value="0.076721777661437" calcext:value-type="float">
            <text:p>0.076721777661437</text:p>
          </table:table-cell>
          <table:table-cell table:number-columns-repeated="1018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6" calcext:value-type="float">
            <text:p>16</text:p>
          </table:table-cell>
          <table:table-cell table:formula="of:=1/2*([.A10]+[.B10])*[.C10]" office:value-type="float" office:value="21600" calcext:value-type="float">
            <text:p>21600</text:p>
          </table:table-cell>
          <table:table-cell table:formula="of:=[.C$18]*(EXP(-[.A10]/[.D$18])-EXP(-[.B10]/[.D$18]))" office:value-type="float" office:value="14.6987599456651" calcext:value-type="float">
            <text:p>14.6987599456651</text:p>
          </table:table-cell>
          <table:table-cell table:formula="of:=([.C10]-[.E10])^2/[.E10]" office:value-type="float" office:value="0.115195137907186" calcext:value-type="float">
            <text:p>0.115195137907186</text:p>
          </table:table-cell>
          <table:table-cell table:number-columns-repeated="1018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800" calcext:value-type="float">
            <text:p>1800</text:p>
          </table:table-cell>
          <table:table-cell office:value-type="float" office:value="12" calcext:value-type="float">
            <text:p>12</text:p>
          </table:table-cell>
          <table:table-cell table:formula="of:=1/2*([.A11]+[.B11])*[.C11]" office:value-type="float" office:value="19800" calcext:value-type="float">
            <text:p>19800</text:p>
          </table:table-cell>
          <table:table-cell table:formula="of:=[.C$18]*(EXP(-[.A11]/[.D$18])-EXP(-[.B11]/[.D$18]))" office:value-type="float" office:value="10.4179372243613" calcext:value-type="float">
            <text:p>10.4179372243613</text:p>
          </table:table-cell>
          <table:table-cell table:formula="of:=([.C11]-[.E11])^2/[.E11]" office:value-type="float" office:value="0.240251267804621" calcext:value-type="float">
            <text:p>0.240251267804621</text:p>
          </table:table-cell>
          <table:table-cell table:number-columns-repeated="1018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100" calcext:value-type="float">
            <text:p>2100</text:p>
          </table:table-cell>
          <table:table-cell office:value-type="float" office:value="9" calcext:value-type="float">
            <text:p>9</text:p>
          </table:table-cell>
          <table:table-cell table:formula="of:=1/2*([.A12]+[.B12])*[.C12]" office:value-type="float" office:value="17550" calcext:value-type="float">
            <text:p>17550</text:p>
          </table:table-cell>
          <table:table-cell table:formula="of:=[.C$18]*(EXP(-[.A12]/[.D$18])-EXP(-[.B12]/[.D$18]))" office:value-type="float" office:value="7.3838484614983" calcext:value-type="float">
            <text:p>7.3838484614983</text:p>
          </table:table-cell>
          <table:table-cell table:formula="of:=([.C12]-[.E12])^2/[.E12]" office:value-type="float" office:value="0.353737730266393" calcext:value-type="float">
            <text:p>0.353737730266393</text:p>
          </table:table-cell>
          <table:table-cell table:number-columns-repeated="1018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400" calcext:value-type="float">
            <text:p>2400</text:p>
          </table:table-cell>
          <table:table-cell office:value-type="float" office:value="7" calcext:value-type="float">
            <text:p>7</text:p>
          </table:table-cell>
          <table:table-cell table:formula="of:=1/2*([.A13]+[.B13])*[.C13]" office:value-type="float" office:value="15750" calcext:value-type="float">
            <text:p>15750</text:p>
          </table:table-cell>
          <table:table-cell table:formula="of:=[.C$18]*(EXP(-[.A13]/[.D$18])-EXP(-[.B13]/[.D$18]))" office:value-type="float" office:value="5.23339860168082" calcext:value-type="float">
            <text:p>5.23339860168082</text:p>
          </table:table-cell>
          <table:table-cell table:formula="of:=([.C13]-[.E13])^2/[.E13]" office:value-type="float" office:value="0.596339155122055" calcext:value-type="float">
            <text:p>0.596339155122055</text:p>
          </table:table-cell>
          <table:table-cell table:number-columns-repeated="1018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700" calcext:value-type="float">
            <text:p>2700</text:p>
          </table:table-cell>
          <table:table-cell office:value-type="float" office:value="5" calcext:value-type="float">
            <text:p>5</text:p>
          </table:table-cell>
          <table:table-cell table:formula="of:=1/2*([.A14]+[.B14])*[.C14]" office:value-type="float" office:value="12750" calcext:value-type="float">
            <text:p>12750</text:p>
          </table:table-cell>
          <table:table-cell table:formula="of:=[.C$18]*(EXP(-[.A14]/[.D$18])-EXP(-[.B14]/[.D$18]))" office:value-type="float" office:value="3.70923930344546" calcext:value-type="float">
            <text:p>3.70923930344546</text:p>
          </table:table-cell>
          <table:table-cell table:formula="of:=([.C14]-[.E14])^2/[.E14]" office:value-type="float" office:value="0.449165729000654" calcext:value-type="float">
            <text:p>0.449165729000654</text:p>
          </table:table-cell>
          <table:table-cell table:number-columns-repeated="1018"/>
        </table:table-row>
        <table:table-row table:style-name="ro1">
          <table:table-cell table:formula="of:=[.B14]" office:value-type="float" office:value="2700" calcext:value-type="float">
            <text:p>2700</text:p>
          </table:table-cell>
          <table:table-cell table:formula="of:=[.A15]+300"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table:formula="of:=1/2*([.A15]+[.B15])*[.C15]" office:value-type="float" office:value="8550" calcext:value-type="float">
            <text:p>8550</text:p>
          </table:table-cell>
          <table:table-cell table:formula="of:=[.C$18]*(EXP(-[.A15]/[.D$18])-EXP(-[.B15]/[.D$18]))" office:value-type="float" office:value="2.62897158374402" calcext:value-type="float">
            <text:p>2.62897158374402</text:p>
          </table:table-cell>
          <table:table-cell table:formula="of:=([.C15]-[.E15])^2/[.E15]" office:value-type="float" office:value="0.052363474189162" calcext:value-type="float">
            <text:p>0.052363474189162</text:p>
          </table:table-cell>
          <table:table-cell table:number-columns-repeated="1018"/>
        </table:table-row>
        <table:table-row table:style-name="ro1">
          <table:table-cell table:formula="of:=[.B15]" office:value-type="float" office:value="3000" calcext:value-type="float">
            <text:p>3000</text:p>
          </table:table-cell>
          <table:table-cell table:formula="of:=[.A16]+300" office:value-type="float" office:value="3300" calcext:value-type="float">
            <text:p>3300</text:p>
          </table:table-cell>
          <table:table-cell office:value-type="float" office:value="2" calcext:value-type="float">
            <text:p>2</text:p>
          </table:table-cell>
          <table:table-cell table:formula="of:=1/2*([.A16]+[.B16])*[.C16]" office:value-type="float" office:value="6300" calcext:value-type="float">
            <text:p>6300</text:p>
          </table:table-cell>
          <table:table-cell table:formula="of:=[.C$18]*(EXP(-[.A16]/[.D$18])-EXP(-[.B16]/[.D$18]))" office:value-type="float" office:value="1.86331779179455" calcext:value-type="float">
            <text:p>1.86331779179455</text:p>
          </table:table-cell>
          <table:table-cell table:formula="of:=([.C16]-[.E16])^2/[.E16]" office:value-type="float" office:value="0.0100262156687329" calcext:value-type="float">
            <text:p>0.010026215668733</text:p>
          </table:table-cell>
          <table:table-cell table:number-columns-repeated="1018"/>
        </table:table-row>
        <table:table-row table:style-name="ro1">
          <table:table-cell table:formula="of:=[.B16]" office:value-type="float" office:value="3300" calcext:value-type="float">
            <text:p>3300</text:p>
          </table:table-cell>
          <table:table-cell table:formula="of:=[.A17]+300"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table:formula="of:=1/2*([.A17]+[.B17])*[.C17]" office:value-type="float" office:value="0" calcext:value-type="float">
            <text:p>0</text:p>
          </table:table-cell>
          <table:table-cell table:formula="of:=[.C$18]*(EXP(-[.A17]/[.D$18])-EXP(-[.B17]/[.D$18]))" office:value-type="float" office:value="1.32065071174089" calcext:value-type="float">
            <text:p>1.32065071174089</text:p>
          </table:table-cell>
          <table:table-cell table:formula="of:=([.C17]-[.E17])^2/[.E17]" office:value-type="float" office:value="1.32065071174089" calcext:value-type="float">
            <text:p>1.32065071174089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olulisuse nivoo</text:p>
          </table:table-cell>
          <table:table-cell office:value-type="string" calcext:value-type="string">
            <text:p>0.05</text:p>
          </table:table-cell>
          <table:table-cell table:formula="of:=SUM([.C6:.C17])" office:value-type="float" office:value="200" calcext:value-type="float">
            <text:p>200</text:p>
          </table:table-cell>
          <table:table-cell table:formula="of:=SUM([.D6:.D17])/200" office:value-type="float" office:value="871.5" calcext:value-type="float">
            <text:p>871.5</text:p>
          </table:table-cell>
          <table:table-cell office:value-type="string" calcext:value-type="string">
            <text:p>h</text:p>
          </table:table-cell>
          <table:table-cell table:style-name="ce4" table:formula="of:=SUM([.F6:.F17])" office:value-type="float" office:value="3.70782801631674" calcext:value-type="float">
            <text:p>3.70782801631674</text:p>
          </table:table-cell>
          <table:table-cell table:style-name="ce17" office:value-type="string" calcext:value-type="string">
            <text:p>SUM(H<text:span text:style-name="T1">i</text:span><text:span text:style-name="T10">:H</text:span><text:span text:style-name="T1">n</text:span><text:span text:style-name="T10">)</text:span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nt</text:p>
          </table:table-cell>
          <table:table-cell table:formula="of:=COUNT([.B6:.B17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-väärtus</text:p>
          </table:table-cell>
          <table:table-cell table:style-name="ce4" table:formula="of:=COM.MICROSOFT.CHISQ.DIST.RT([.F18];10)" office:value-type="float" office:value="0.95956637525548" calcext:value-type="float">
            <text:p>0.95956637525548</text:p>
          </table:table-cell>
          <table:table-cell table:style-name="ce18" office:value-type="string" calcext:value-type="string">
            <text:p>CHISQ.DIST.RT(h; 12-1-1)</text:p>
          </table:table-cell>
          <table:table-cell table:style-name="ce19"/>
          <table:table-cell table:style-name="ce21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α = 0.05</text:p>
          </table:table-cell>
          <table:table-cell table:number-columns-repeated="2"/>
          <table:table-cell office:value-type="string" calcext:value-type="string">
            <text:p>h<text:span text:style-name="T1">kriitiline</text:span></text:p>
          </table:table-cell>
          <table:table-cell table:formula="of:=COM.MICROSOFT.CHISQ.INV.RT(0.05;10)" office:value-type="float" office:value="18.3070380532752" calcext:value-type="float">
            <text:p>18.3070380532752</text:p>
          </table:table-cell>
          <table:table-cell table:style-name="ce15" office:value-type="string" calcext:value-type="string">
            <text:p><text:span text:style-name="T13">CHISQ</text:span>.INV.RT(<text:span text:style-name="T14">α; </text:span>12-1-1)</text:p>
          </table:table-cell>
          <table:table-cell table:style-name="ce20"/>
          <table:table-cell table:style-name="ce16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Täringu sümmeetria kontroll</text:p>
          </table:table-cell>
          <table:table-cell table:number-columns-repeated="1023"/>
        </table:table-row>
        <table:table-row table:style-name="ro3">
          <table:table-cell table:style-name="ce8" office:value-type="string" calcext:value-type="string">
            <text:p>Silmad</text:p>
          </table:table-cell>
          <table:table-cell table:style-name="ce8" office:value-type="string" calcext:value-type="string">
            <text:p>Emp. Sagedus</text:p>
          </table:table-cell>
          <table:table-cell table:style-name="ce8" office:value-type="string" calcext:value-type="string">
            <text:p>Teor. Sagedus</text:p>
          </table:table-cell>
          <table:table-cell table:style-name="ce8" office:value-type="string" calcext:value-type="string">
            <text:p>(Emp.-Teor)^2/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$31]/6" office:value-type="float" office:value="3" calcext:value-type="float">
            <text:p>3</text:p>
          </table:table-cell>
          <table:table-cell table:formula="of:=([.B25]-[.C25])*([.B25]-[.C25])/[.C25]" office:value-type="float" office:value="1.33333333333333" calcext:value-type="float">
            <text:p>1.33333333333333</text:p>
          </table:table-cell>
          <table:table-cell table:number-columns-repeated="1020"/>
        </table:table-row>
        <table:table-row table:style-name="ro1">
          <table:table-cell table:formula="of:=[.A25]+1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$31]/6" office:value-type="float" office:value="3" calcext:value-type="float">
            <text:p>3</text:p>
          </table:table-cell>
          <table:table-cell table:formula="of:=([.B26]-[.C26])*([.B26]-[.C26])/[.C26]" office:value-type="float" office:value="1.33333333333333" calcext:value-type="float">
            <text:p>1.33333333333333</text:p>
          </table:table-cell>
          <table:table-cell table:number-columns-repeated="1020"/>
        </table:table-row>
        <table:table-row table:style-name="ro1">
          <table:table-cell table:formula="of:=[.A26]+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B$31]/6" office:value-type="float" office:value="3" calcext:value-type="float">
            <text:p>3</text:p>
          </table:table-cell>
          <table:table-cell table:formula="of:=([.B27]-[.C27])*([.B27]-[.C27])/[.C27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formula="of:=[.A27]+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$31]/6" office:value-type="float" office:value="3" calcext:value-type="float">
            <text:p>3</text:p>
          </table:table-cell>
          <table:table-cell table:formula="of:=([.B28]-[.C28])*([.B28]-[.C28])/[.C28]" office:value-type="float" office:value="0.333333333333333" calcext:value-type="float">
            <text:p>0.333333333333333</text:p>
          </table:table-cell>
          <table:table-cell table:number-columns-repeated="1020"/>
        </table:table-row>
        <table:table-row table:style-name="ro1">
          <table:table-cell table:formula="of:=[.A28]+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$31]/6" office:value-type="float" office:value="3" calcext:value-type="float">
            <text:p>3</text:p>
          </table:table-cell>
          <table:table-cell table:formula="of:=([.B29]-[.C29])*([.B29]-[.C29])/[.C29]" office:value-type="float" office:value="0.333333333333333" calcext:value-type="float">
            <text:p>0.333333333333333</text:p>
          </table:table-cell>
          <table:table-cell table:number-columns-repeated="1020"/>
        </table:table-row>
        <table:table-row table:style-name="ro1">
          <table:table-cell table:formula="of:=[.A29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$31]/6" office:value-type="float" office:value="3" calcext:value-type="float">
            <text:p>3</text:p>
          </table:table-cell>
          <table:table-cell table:formula="of:=([.B30]-[.C30])*([.B30]-[.C30])/[.C30]" office:value-type="float" office:value="1.33333333333333" calcext:value-type="float">
            <text:p>1.3333333333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unt</text:p>
          </table:table-cell>
          <table:table-cell table:formula="of:=SUM([.B25:.B30])" office:value-type="float" office:value="18" calcext:value-type="float">
            <text:p>18</text:p>
          </table:table-cell>
          <table:table-cell office:value-type="string" calcext:value-type="string">
            <text:p>h</text:p>
          </table:table-cell>
          <table:table-cell table:style-name="ce4" table:formula="of:=SUM([.D25:.D30])" office:value-type="float" office:value="4.66666666666667" calcext:value-type="float">
            <text:p>4.66666666666667</text:p>
          </table:table-cell>
          <table:table-cell table:number-columns-repeated="1020"/>
        </table:table-row>
        <table:table-row table:style-name="ro1">
          <table:table-cell table:formula="of:=COUNT([.A25:.A30])" office:value-type="float" office:value="6" calcext:value-type="float">
            <text:p>6</text:p>
          </table:table-cell>
          <table:table-cell/>
          <table:table-cell office:value-type="string" calcext:value-type="string">
            <text:p>p-väärtus</text:p>
          </table:table-cell>
          <table:table-cell table:formula="of:=COM.MICROSOFT.CHISQ.DIST.RT([.D31];[.A32]-1-1)" office:value-type="float" office:value="0.32323989288135" calcext:value-type="float">
            <text:p>0.3232398928813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α = 0.1</text:p>
          </table:table-cell>
          <table:table-cell/>
          <table:table-cell office:value-type="string" calcext:value-type="string">
            <text:p>h<text:span text:style-name="T1">kriitiline</text:span></text:p>
          </table:table-cell>
          <table:table-cell table:formula="of:=COM.MICROSOFT.CHISQ.INV.RT(0.1;4)" office:value-type="float" office:value="7.77944033973486" calcext:value-type="float">
            <text:p>7.77944033973486</text:p>
          </table:table-cell>
          <table:table-cell table:number-columns-repeated="1020"/>
        </table:table-row>
        <table:table-row table:style-name="ro1">
          <table:table-cell table:style-name="ce9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seseisvalt, Pihlak, ül 1.18 lk 7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õltumatuse test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0" office:value-type="string" calcext:value-type="string">
            <text:p>Ül 66 lk 40</text:p>
          </table:table-cell>
          <table:table-cell table:number-columns-repeated="1023"/>
        </table:table-row>
        <table:table-row table:style-name="ro1">
          <table:table-cell table:number-columns-repeated="5"/>
          <table:table-cell office:value-type="string" calcext:value-type="string">
            <text:p>Liberation Mono;DejaVu Sans Mon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0: Suhtumine erakonda ei sõltu soo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1: Suhtumine erakonda sõltub soo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+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table:style-name="ce4" table:formula="of:=SUM([.B45:.D45])"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style-name="ce4" table:formula="of:=SUM([.B46:.D46])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/>
          <table:table-cell table:style-name="ce4" table:formula="of:=[.B45]+[.B46]" office:value-type="float" office:value="45" calcext:value-type="float">
            <text:p>45</text:p>
          </table:table-cell>
          <table:table-cell table:style-name="ce4" table:formula="of:=[.C45]+[.C46]" office:value-type="float" office:value="90" calcext:value-type="float">
            <text:p>90</text:p>
          </table:table-cell>
          <table:table-cell table:style-name="ce4" table:formula="of:=[.D45]+[.D46]" office:value-type="float" office:value="25" calcext:value-type="float">
            <text:p>25</text:p>
          </table:table-cell>
          <table:table-cell table:formula="of:=[.E45]+[.E46]" office:value-type="float" office:value="160" calcext:value-type="float">
            <text:p>16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sakaalu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+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</text:p>
          </table:table-cell>
          <table:table-cell table:formula="of:=[.B45]/[.$E47]" office:value-type="float" office:value="0.15" calcext:value-type="float">
            <text:p>0.15</text:p>
          </table:table-cell>
          <table:table-cell table:formula="of:=[.C45]/[.$E47]" office:value-type="float" office:value="0.25625" calcext:value-type="float">
            <text:p>0.25625</text:p>
          </table:table-cell>
          <table:table-cell table:formula="of:=[.D45]/[.$E$47]" office:value-type="float" office:value="0.1125" calcext:value-type="float">
            <text:p>0.1125</text:p>
          </table:table-cell>
          <table:table-cell table:style-name="ce4" table:formula="of:=[.E45]/[.E47]" office:value-type="float" office:value="0.51875" calcext:value-type="float">
            <text:p>0.51875</text:p>
          </table:table-cell>
          <table:table-cell table:style-name="ce9" office:value-type="string" calcext:value-type="string">
            <text:p>Many_Men/Total_Sum</text:p>
          </table:table-cell>
          <table:table-cell table:style-name="ce9"/>
          <table:table-cell table:number-columns-repeated="1017"/>
        </table:table-row>
        <table:table-row table:style-name="ro1">
          <table:table-cell office:value-type="string" calcext:value-type="string">
            <text:p>N</text:p>
          </table:table-cell>
          <table:table-cell table:formula="of:=[.B46]/[.$E47]" office:value-type="float" office:value="0.13125" calcext:value-type="float">
            <text:p>0.13125</text:p>
          </table:table-cell>
          <table:table-cell table:formula="of:=[.C46]/[.$E47]" office:value-type="float" office:value="0.30625" calcext:value-type="float">
            <text:p>0.30625</text:p>
          </table:table-cell>
          <table:table-cell table:formula="of:=[.D46]/[.$E47]" office:value-type="float" office:value="0.04375" calcext:value-type="float">
            <text:p>0.04375</text:p>
          </table:table-cell>
          <table:table-cell table:style-name="ce4" table:formula="of:=[.E46]/[.E47]" office:value-type="float" office:value="0.48125" calcext:value-type="float">
            <text:p>0.48125</text:p>
          </table:table-cell>
          <table:table-cell office:value-type="string" calcext:value-type="string">
            <text:p>Many_Women/Total_Sum</text:p>
          </table:table-cell>
          <table:table-cell table:number-columns-repeated="1018"/>
        </table:table-row>
        <table:table-row table:style-name="ro1">
          <table:table-cell/>
          <table:table-cell table:style-name="ce4" table:formula="of:=[.B53]+[.B52]" office:value-type="float" office:value="0.28125" calcext:value-type="float">
            <text:p>0.28125</text:p>
          </table:table-cell>
          <table:table-cell table:style-name="ce4" table:formula="of:=[.C53]+[.C52]" office:value-type="float" office:value="0.5625" calcext:value-type="float">
            <text:p>0.5625</text:p>
          </table:table-cell>
          <table:table-cell table:style-name="ce4" table:formula="of:=[.D53]+[.D52]" office:value-type="float" office:value="0.15625" calcext:value-type="float">
            <text:p>0.15625</text:p>
          </table:table-cell>
          <table:table-cell table:formula="of:=[.E53]+[.E52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M+N)/Total_S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akaalud sõltumatuse korral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9" table:number-columns-repeated="2"/>
          <table:table-cell table:number-columns-repeated="1018"/>
        </table:table-row>
        <table:table-row table:style-name="ro1">
          <table:table-cell/>
          <table:table-cell table:style-name="ce11" office:value-type="string" calcext:value-type="string">
            <text:p>+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-</text:p>
          </table:table-cell>
          <table:table-cell table:style-name="ce9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M</text:p>
          </table:table-cell>
          <table:table-cell table:formula="of:=[.B54]*[.E52]" office:value-type="float" office:value="0.1458984375" calcext:value-type="float">
            <text:p>0.1458984375</text:p>
          </table:table-cell>
          <table:table-cell table:formula="of:=[.C54]*[.E52]" office:value-type="float" office:value="0.291796875" calcext:value-type="float">
            <text:p>0.291796875</text:p>
          </table:table-cell>
          <table:table-cell table:formula="of:=[.D54]*[.E52]" office:value-type="float" office:value="0.0810546875" calcext:value-type="float">
            <text:p>0.0810546875</text:p>
          </table:table-cell>
          <table:table-cell table:style-name="Default"/>
          <table:table-cell office:value-type="string" calcext:value-type="string">
            <text:p><text:span text:style-name="T11">((M+N)/Total_Sum)/(</text:span><text:span text:style-name="T12">Many_Men/Total_Sum)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</text:p>
          </table:table-cell>
          <table:table-cell table:formula="of:=[.B54]*[.E53]" office:value-type="float" office:value="0.1353515625" calcext:value-type="float">
            <text:p>0.1353515625</text:p>
          </table:table-cell>
          <table:table-cell table:formula="of:=[.C54]*[.E53]" office:value-type="float" office:value="0.270703125" calcext:value-type="float">
            <text:p>0.270703125</text:p>
          </table:table-cell>
          <table:table-cell table:formula="of:=[.D54]*[.E53]" office:value-type="float" office:value="0.0751953125" calcext:value-type="float">
            <text:p>0.0751953125</text:p>
          </table:table-cell>
          <table:table-cell table:style-name="Default"/>
          <table:table-cell office:value-type="string" calcext:value-type="string">
            <text:p>((M+N)/Total_Sum)/(Many_Women/Total_Sum)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rinevus</text:p>
          </table:table-cell>
          <table:table-cell table:formula="of:=([.B52]-[.B59])^2/[.B59]" office:value-type="float" office:value="0.000115304969879517" calcext:value-type="float">
            <text:p>0.00011530496988</text:p>
          </table:table-cell>
          <table:table-cell table:formula="of:=([.C52]-[.C59])^2/[.C59]" office:value-type="float" office:value="0.00433034220214191" calcext:value-type="float">
            <text:p>0.004330342202142</text:p>
          </table:table-cell>
          <table:table-cell table:formula="of:=([.D52]-[.D59])^2/[.D59]" office:value-type="float" office:value="0.012199265813253" calcext:value-type="float">
            <text:p>0.012199265813253</text:p>
          </table:table-cell>
          <table:table-cell/>
          <table:table-cell office:value-type="string" calcext:value-type="string">
            <text:p>(Osak.-Osak.Sõlt)^2/Osak.Sõlt --- Mehed</text:p>
          </table:table-cell>
          <table:table-cell table:number-columns-repeated="1018"/>
        </table:table-row>
        <table:table-row table:style-name="ro1">
          <table:table-cell/>
          <table:table-cell table:formula="of:=([.B53]-[.B60])^2/[.B60]" office:value-type="float" office:value="0.000124289772727272" calcext:value-type="float">
            <text:p>0.000124289772727</text:p>
          </table:table-cell>
          <table:table-cell table:formula="of:=([.C53]-[.C60])^2/[.C60]" office:value-type="float" office:value="0.00466777146464647" calcext:value-type="float">
            <text:p>0.004667771464646</text:p>
          </table:table-cell>
          <table:table-cell table:formula="of:=([.D53]-[.D60])^2/[.D60]" office:value-type="float" office:value="0.0131498579545455" calcext:value-type="float">
            <text:p>0.013149857954546</text:p>
          </table:table-cell>
          <table:table-cell/>
          <table:table-cell office:value-type="string" calcext:value-type="string">
            <text:p>(Osak.-Osak.Sõlt)^2/Osak.Sõlt --- Nais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</text:p>
          </table:table-cell>
          <table:table-cell table:style-name="ce4" table:formula="of:=[.E47]*SUM([.B63:.D64])" office:value-type="float" office:value="5.53389314835098" calcext:value-type="float">
            <text:p>5.53389314835098</text:p>
          </table:table-cell>
          <table:table-cell office:value-type="string" calcext:value-type="string">
            <text:p>//n*Erinevus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-väärtus</text:p>
          </table:table-cell>
          <table:table-cell table:formula="of:=COM.MICROSOFT.CHISQ.DIST.RT([.B66];2)" office:value-type="float" office:value="0.0628536309349471" calcext:value-type="float">
            <text:p>0.06285363093494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Normaaljaotusega juhusliku suuruse dispersiooni te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Ül 115 lk 6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H0: <text:span text:style-name="T2">σ = 400</text:span></text:p>
          </table:table-cell>
          <table:table-cell/>
          <table:table-cell office:value-type="string" calcext:value-type="string">
            <text:p>n=1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H1: <text:span text:style-name="T2">σ &gt; 400</text:span></text:p>
          </table:table-cell>
          <table:table-cell/>
          <table:table-cell table:style-name="ce12" office:value-type="string" calcext:value-type="string">
            <text:p>σ – dispersioo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OUNT([.A77:.A91])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linemine minutites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σ-i<text:span text:style-name="T2"> niheta hinnang --- s</text:span><text:span text:style-name="T3">2</text:span></text:p>
          </table:table-cell>
          <table:table-cell table:number-columns-repeated="1023"/>
        </table:table-row>
        <table:table-row table:style-name="ro2">
          <table:table-cell table:formula="of:=(COM.MICROSOFT.STDEV.S([.A77:.A91]))^2" office:value-type="float" office:value="564.457142857143" calcext:value-type="float">
            <text:p>564.457142857143</text:p>
          </table:table-cell>
          <table:table-cell table:style-name="Default"/>
          <table:table-cell table:style-name="ce13" office:value-type="string" calcext:value-type="string">
            <text:p><text:span text:style-name="T5">//</text:span><text:span text:style-name="T6">s</text:span><text:span text:style-name="T7">2</text:span><text:span text:style-name="T6">=STDEV</text:span><text:span text:style-name="T5">.S(x</text:span><text:span text:style-name="T8">i</text:span><text:span text:style-name="T6">:x</text:span><text:span text:style-name="T8">n</text:span><text:span text:style-name="T5">))^2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023"/>
        </table:table-row>
        <table:table-row table:style-name="ro1">
          <table:table-cell table:formula="of:=[.A94]*14/400" office:value-type="float" office:value="19.756" calcext:value-type="float">
            <text:p>19.756</text:p>
          </table:table-cell>
          <table:table-cell/>
          <table:table-cell table:style-name="ce12" office:value-type="string" calcext:value-type="string">
            <text:p>//h=σ*(n-1)/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-väärtus</text:p>
          </table:table-cell>
          <table:table-cell table:number-columns-repeated="1023"/>
        </table:table-row>
        <table:table-row table:style-name="ro1">
          <table:table-cell table:formula="of:=COM.MICROSOFT.CHISQ.DIST.RT([.A96];14)" office:value-type="float" office:value="0.138023786291591" calcext:value-type="float">
            <text:p>0.138023786291591</text:p>
          </table:table-cell>
          <table:table-cell/>
          <table:table-cell office:value-type="string" calcext:value-type="string">
            <text:p>//p-väärtus=CHISQ.DIST.RT(h,n-1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Fisheri F-test</text:p>
          </table:table-cell>
          <table:table-cell table:style-name="ce5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ihlak, ül 1.28 lk 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0: Kettaheitjate tulemused on sama stabiils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1: Üks kettaheitja on stabiilsem kui tein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ortlane A</text:p>
          </table:table-cell>
          <table:table-cell office:value-type="string" calcext:value-type="string">
            <text:p>Sportlane B</text:p>
          </table:table-cell>
          <table:table-cell table:number-columns-repeated="1022"/>
        </table:table-row>
        <table:table-row table:style-name="ro1">
          <table:table-cell office:value-type="float" office:value="68.24" calcext:value-type="float">
            <text:p>68.24</text:p>
          </table:table-cell>
          <table:table-cell office:value-type="float" office:value="65.66" calcext:value-type="float">
            <text:p>65.66</text:p>
          </table:table-cell>
          <table:table-cell table:number-columns-repeated="1022"/>
        </table:table-row>
        <table:table-row table:style-name="ro1">
          <table:table-cell office:value-type="float" office:value="66.15" calcext:value-type="float">
            <text:p>66.15</text:p>
          </table:table-cell>
          <table:table-cell office:value-type="float" office:value="65.12" calcext:value-type="float">
            <text:p>65.12</text:p>
          </table:table-cell>
          <table:table-cell table:number-columns-repeated="1022"/>
        </table:table-row>
        <table:table-row table:style-name="ro1">
          <table:table-cell office:value-type="float" office:value="64.14" calcext:value-type="float">
            <text:p>64.14</text:p>
          </table:table-cell>
          <table:table-cell office:value-type="float" office:value="64.02" calcext:value-type="float">
            <text:p>64.02</text:p>
          </table:table-cell>
          <table:table-cell table:number-columns-repeated="1022"/>
        </table:table-row>
        <table:table-row table:style-name="ro1">
          <table:table-cell office:value-type="float" office:value="63.98" calcext:value-type="float">
            <text:p>63.98</text:p>
          </table:table-cell>
          <table:table-cell office:value-type="float" office:value="63.28" calcext:value-type="float">
            <text:p>63.28</text:p>
          </table:table-cell>
          <table:table-cell table:number-columns-repeated="1022"/>
        </table:table-row>
        <table:table-row table:style-name="ro1">
          <table:table-cell office:value-type="float" office:value="62.12" calcext:value-type="float">
            <text:p>62.12</text:p>
          </table:table-cell>
          <table:table-cell office:value-type="float" office:value="63.12" calcext:value-type="float">
            <text:p>63.12</text:p>
          </table:table-cell>
          <table:table-cell table:number-columns-repeated="1022"/>
        </table:table-row>
        <table:table-row table:style-name="ro1">
          <table:table-cell office:value-type="float" office:value="61.98" calcext:value-type="float">
            <text:p>61.98</text:p>
          </table:table-cell>
          <table:table-cell office:value-type="float" office:value="63.04" calcext:value-type="float">
            <text:p>63.04</text:p>
          </table:table-cell>
          <table:table-cell table:number-columns-repeated="1022"/>
        </table:table-row>
        <table:table-row table:style-name="ro1">
          <table:table-cell office:value-type="float" office:value="61.22" calcext:value-type="float">
            <text:p>61.22</text:p>
          </table:table-cell>
          <table:table-cell office:value-type="float" office:value="62.55" calcext:value-type="float">
            <text:p>62.55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F-test: Two Sample of Variance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pan text:style-name="T4">F-test</text:span></text:p>
          </table:table-cell>
          <table:table-cell table:number-columns-repeated="2"/>
          <table:table-cell office:value-type="string" calcext:value-type="string">
            <text:p>Data → Statistics → F-te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pan text:style-name="T4">Variable 1</text:span></text:p>
          </table:table-cell>
          <table:table-cell office:value-type="string" calcext:value-type="string">
            <text:p><text:span text:style-name="T4">Variable 2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$'Main Shite'.$A$108:$'Main Shite'.$A$114])" office:value-type="float" office:value="63.9757142857143" calcext:value-type="float">
            <text:p>63.9757142857143</text:p>
          </table:table-cell>
          <table:table-cell table:formula="of:=AVERAGE([$'Main Shite'.$B$108:$'Main Shite'.$B$114])" office:value-type="float" office:value="63.8271428571429" calcext:value-type="float">
            <text:p>63.82714285714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riance</text:p>
          </table:table-cell>
          <table:table-cell table:formula="of:=VAR([$'Main Shite'.$A$108:$'Main Shite'.$A$114])" office:value-type="float" office:value="6.32652857142857" calcext:value-type="float">
            <text:p>6.32652857142857</text:p>
          </table:table-cell>
          <table:table-cell table:formula="of:=VAR([$'Main Shite'.$B$108:$'Main Shite'.$B$114])" office:value-type="float" office:value="1.35302380952381" calcext:value-type="float">
            <text:p>1.353023809523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servations</text:p>
          </table:table-cell>
          <table:table-cell table:formula="of:=COUNT([$'Main Shite'.$A$108:$'Main Shite'.$A$114])" office:value-type="float" office:value="7" calcext:value-type="float">
            <text:p>7</text:p>
          </table:table-cell>
          <table:table-cell table:formula="of:=COUNT([$'Main Shite'.$B$108:$'Main Shite'.$B$114])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f</text:p>
          </table:table-cell>
          <table:table-cell table:formula="of:=[$'Main Shite'.$B$123] - 1" office:value-type="float" office:value="6" calcext:value-type="float">
            <text:p>6</text:p>
          </table:table-cell>
          <table:table-cell table:formula="of:=[$'Main Shite'.$C$123] - 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</text:p>
          </table:table-cell>
          <table:table-cell table:formula="of:=[$'Main Shite'.$B$122] / [$'Main Shite'.$C$122]" office:value-type="float" office:value="4.67584422897566" calcext:value-type="float">
            <text:p>4.675844228975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(F&lt;=f) right-tail</text:p>
          </table:table-cell>
          <table:table-cell table:formula="of:=LEGACY.FDIST([$'Main Shite'.$B$125]; [$'Main Shite'.$B$124]; [$'Main Shite'.$C$124])" office:value-type="float" office:value="0.0412552946845253" calcext:value-type="float">
            <text:p>0.0412552946845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 Critical right-tail</text:p>
          </table:table-cell>
          <table:table-cell table:formula="of:=LEGACY.FINV([$'Main Shite'.$B$119]; [$'Main Shite'.$B$124]; [$'Main Shite'.$C$124])" office:value-type="float" office:value="4.28386571382264" calcext:value-type="float">
            <text:p>4.283865713822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(F&lt;=f) left-tail</text:p>
          </table:table-cell>
          <table:table-cell table:formula="of:=1 - [$'Main Shite'.$B$126]" office:value-type="float" office:value="0.958744705315475" calcext:value-type="float">
            <text:p>0.9587447053154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 Critical left-tail</text:p>
          </table:table-cell>
          <table:table-cell table:formula="of:=LEGACY.FINV(1-[$'Main Shite'.$B$119]; [$'Main Shite'.$B$124]; [$'Main Shite'.$C$124])" office:value-type="float" office:value="0.233434021233048" calcext:value-type="float">
            <text:p>0.2334340212330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 two-tail</text:p>
          </table:table-cell>
          <table:table-cell table:formula="of:=2*MIN([$'Main Shite'.$B$126]; [$'Main Shite'.$B$128])" office:value-type="float" office:value="0.0825105893690506" calcext:value-type="float">
            <text:p>0.0825105893690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 Critical two-tail</text:p>
          </table:table-cell>
          <table:table-cell table:formula="of:=LEGACY.FINV(1-([$'Main Shite'.$B$119]/2); [$'Main Shite'.$B$124]; [$'Main Shite'.$C$124])" office:value-type="float" office:value="0.171828492555021" calcext:value-type="float">
            <text:p>0.171828492555021</text:p>
          </table:table-cell>
          <table:table-cell table:formula="of:=LEGACY.FINV([$'Main Shite'.$B$119]/2; [$'Main Shite'.$B$124]; [$'Main Shite'.$C$124])" office:value-type="float" office:value="5.81975657896078" calcext:value-type="float">
            <text:p>5.81975657896078</text:p>
          </table:table-cell>
          <table:table-cell table:number-columns-repeated="1021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-test - Right &amp; Left" table:style-name="ta1">
        <table:table-column table:style-name="co9" table:default-cell-style-name="Default"/>
        <table:table-column table:style-name="co8" table:number-columns-repeated="2" table:default-cell-style-name="Default"/>
        <table:table-row table:style-name="ro5">
          <table:table-cell office:value-type="string" calcext:value-type="string">
            <text:p><text:span text:style-name="T4">F-test</text:span>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<text:span text:style-name="T4">Variable 1</text:span></text:p>
          </table:table-cell>
          <table:table-cell office:value-type="string" calcext:value-type="string">
            <text:p><text:span text:style-name="T4">Variable 2</text:span></text:p>
          </table:table-cell>
        </table:table-row>
        <table:table-row table:style-name="ro5">
          <table:table-cell office:value-type="string" calcext:value-type="string">
            <text:p>Mean</text:p>
          </table:table-cell>
          <table:table-cell table:formula="of:=AVERAGE([$'Main Shite'.$A$108:.$A$114])" office:value-type="float" office:value="63.9757142857143" calcext:value-type="float">
            <text:p>63.9757142857143</text:p>
          </table:table-cell>
          <table:table-cell table:formula="of:=AVERAGE([$'Main Shite'.$B$108:.$B$114])" office:value-type="float" office:value="63.8271428571429" calcext:value-type="float">
            <text:p>63.8271428571429</text:p>
          </table:table-cell>
        </table:table-row>
        <table:table-row table:style-name="ro5">
          <table:table-cell office:value-type="string" calcext:value-type="string">
            <text:p>Variance</text:p>
          </table:table-cell>
          <table:table-cell table:formula="of:=VAR([$'Main Shite'.$A$108:.$A$114])" office:value-type="float" office:value="6.32652857142857" calcext:value-type="float">
            <text:p>6.32652857142857</text:p>
          </table:table-cell>
          <table:table-cell table:formula="of:=VAR([$'Main Shite'.$B$108:.$B$114])" office:value-type="float" office:value="1.35302380952381" calcext:value-type="float">
            <text:p>1.35302380952381</text:p>
          </table:table-cell>
        </table:table-row>
        <table:table-row table:style-name="ro5">
          <table:table-cell office:value-type="string" calcext:value-type="string">
            <text:p>Observations</text:p>
          </table:table-cell>
          <table:table-cell table:formula="of:=COUNT([$'Main Shite'.$A$108:.$A$114])" office:value-type="float" office:value="7" calcext:value-type="float">
            <text:p>7</text:p>
          </table:table-cell>
          <table:table-cell table:formula="of:=COUNT([$'Main Shite'.$B$108:.$B$114])" office:value-type="float" office:value="7" calcext:value-type="float">
            <text:p>7</text:p>
          </table:table-cell>
        </table:table-row>
        <table:table-row table:style-name="ro5">
          <table:table-cell office:value-type="string" calcext:value-type="string">
            <text:p>df</text:p>
          </table:table-cell>
          <table:table-cell table:formula="of:=[$'F-test - Right &amp; Left'.$B$6] - 1" office:value-type="float" office:value="6" calcext:value-type="float">
            <text:p>6</text:p>
          </table:table-cell>
          <table:table-cell table:formula="of:=[$'F-test - Right &amp; Left'.$C$6] - 1" office:value-type="float" office:value="6" calcext:value-type="float">
            <text:p>6</text:p>
          </table:table-cell>
        </table:table-row>
        <table:table-row table:style-name="ro5">
          <table:table-cell office:value-type="string" calcext:value-type="string">
            <text:p>F</text:p>
          </table:table-cell>
          <table:table-cell table:formula="of:=[$'F-test - Right &amp; Left'.$B$5] / [$'F-test - Right &amp; Left'.$C$5]" office:value-type="float" office:value="4.67584422897566" calcext:value-type="float">
            <text:p>4.67584422897566</text:p>
          </table:table-cell>
          <table:table-cell/>
        </table:table-row>
        <table:table-row table:style-name="ro5">
          <table:table-cell office:value-type="string" calcext:value-type="string">
            <text:p>P (F&lt;=f) right-tail</text:p>
          </table:table-cell>
          <table:table-cell table:formula="of:=LEGACY.FDIST([$'F-test - Right &amp; Left'.$B$8]; [$'F-test - Right &amp; Left'.$B$7]; [$'F-test - Right &amp; Left'.$C$7])" office:value-type="float" office:value="0.0412552946845253" calcext:value-type="float">
            <text:p>0.041255294684525</text:p>
          </table:table-cell>
          <table:table-cell/>
        </table:table-row>
        <table:table-row table:style-name="ro5">
          <table:table-cell office:value-type="string" calcext:value-type="string">
            <text:p>F Critical right-tail</text:p>
          </table:table-cell>
          <table:table-cell table:formula="of:=LEGACY.FINV([$'F-test - Right &amp; Left'.$B$2]; [$'F-test - Right &amp; Left'.$B$7]; [$'F-test - Right &amp; Left'.$C$7])" office:value-type="float" office:value="4.28386571382264" calcext:value-type="float">
            <text:p>4.28386571382264</text:p>
          </table:table-cell>
          <table:table-cell/>
        </table:table-row>
        <table:table-row table:style-name="ro5">
          <table:table-cell office:value-type="string" calcext:value-type="string">
            <text:p>P (F&lt;=f) left-tail</text:p>
          </table:table-cell>
          <table:table-cell table:formula="of:=1 - [$'F-test - Right &amp; Left'.$B$9]" office:value-type="float" office:value="0.958744705315475" calcext:value-type="float">
            <text:p>0.958744705315475</text:p>
          </table:table-cell>
          <table:table-cell/>
        </table:table-row>
        <table:table-row table:style-name="ro5">
          <table:table-cell office:value-type="string" calcext:value-type="string">
            <text:p>F Critical left-tail</text:p>
          </table:table-cell>
          <table:table-cell table:formula="of:=LEGACY.FINV(1-[$'F-test - Right &amp; Left'.$B$2]; [$'F-test - Right &amp; Left'.$B$7]; [$'F-test - Right &amp; Left'.$C$7])" office:value-type="float" office:value="0.233434021233048" calcext:value-type="float">
            <text:p>0.233434021233048</text:p>
          </table:table-cell>
          <table:table-cell/>
        </table:table-row>
        <table:table-row table:style-name="ro5">
          <table:table-cell office:value-type="string" calcext:value-type="string">
            <text:p>P two-tail</text:p>
          </table:table-cell>
          <table:table-cell table:formula="of:=2*MIN([$'F-test - Right &amp; Left'.$B$9]; [$'F-test - Right &amp; Left'.$B$11])" office:value-type="float" office:value="0.0825105893690506" calcext:value-type="float">
            <text:p>0.082510589369051</text:p>
          </table:table-cell>
          <table:table-cell/>
        </table:table-row>
        <table:table-row table:style-name="ro5">
          <table:table-cell office:value-type="string" calcext:value-type="string">
            <text:p>F Critical two-tail</text:p>
          </table:table-cell>
          <table:table-cell table:formula="of:=LEGACY.FINV(1-([$'F-test - Right &amp; Left'.$B$2]/2); [$'F-test - Right &amp; Left'.$B$7]; [$'F-test - Right &amp; Left'.$C$7])" office:value-type="float" office:value="0.171828492555021" calcext:value-type="float">
            <text:p>0.171828492555021</text:p>
          </table:table-cell>
          <table:table-cell table:formula="of:=LEGACY.FINV([$'F-test - Right &amp; Left'.$B$2]/2; [$'F-test - Right &amp; Left'.$B$7]; [$'F-test - Right &amp; Left'.$C$7])" office:value-type="float" office:value="5.81975657896078" calcext:value-type="float">
            <text:p>5.819756578960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2" svg:font-family="'Liberation Mono'"/>
    <style:font-face style:name="Liberation Sans1" svg:font-family="'Liberation Sans'"/>
    <style:font-face style:name="Ubuntu" svg:font-family="Ubuntu"/>
    <style:font-face style:name="Liberation Mono1" svg:font-family="'Liberation Mono'" style:font-family-generic="modern" style:font-pitch="fixed"/>
    <style:font-face style:name="Liberation Mono" svg:font-family="'Liberation Mono', 'DejaVu Sans Mono'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et" number:country="EE">kr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et" number:country="EE">kr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et" number:country="EE">kr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et" number:country="EE">kr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t" number:country="EE">kr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t" number:country="EE">kr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et" number:country="EE">kr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et" number:country="EE">kr</number:currency-symbol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5">00/00/0000</text:date>, <text:time style:data-style-name="N2" text:time-value="21:36:25.601183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0:00:57.577189062</meta:creation-date>
    <dc:date>2019-02-15T01:50:45.994634286</dc:date>
    <meta:editing-duration>PT52M2S</meta:editing-duration>
    <meta:editing-cycles>6</meta:editing-cycles>
    <meta:generator>LibreOffice/6.0.7.3$Linux_X86_64 LibreOffice_project/00m0$Build-3</meta:generator>
    <meta:document-statistic meta:table-count="2" meta:cell-count="329" meta:object-count="0"/>
  </office:meta>
</office:document-meta>
</file>